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4602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ANIEL DE PELLEGRINI KRATZ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ONALD GRAMKOW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SON ELNEI LEHR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IAN MADEIRA SALDANHA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ELSON BERTUOL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ONARDO ALVES MACHADO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OS CAMPONOGARA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US AURELIUS CORDENUNSI FARIAS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THEUS STECKERT PESSÔA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IRKOS ORTIZ MARTINS</text:p>
          </table:table-cell>
          <table:table-cell office:value-type="float" office:value="2003">
            <text:p>20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9:00</dc:date>
    <meta:document-statistic meta:table-count="1" meta:cell-count="44" meta:object-count="0"/>
    <meta:generator>OpenOffice.org/3.4.1$Unix OpenOffice.org_project/341m1$Build-9593</meta:generator>
  </office:meta>
</office:document-meta>
</file>